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officeooo:rsid="001079fa" officeooo:paragraph-rsid="001079fa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079fa" officeooo:paragraph-rsid="001079f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079fa" officeooo:paragraph-rsid="0012a37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2543f" officeooo:paragraph-rsid="0012543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2543f" officeooo:paragraph-rsid="0012543f" style:font-weight-asian="normal" style:font-weight-complex="normal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rsid="0012543f" officeooo:paragraph-rsid="0012543f"/>
    </style:style>
    <style:style style:name="P8" style:family="paragraph" style:parent-style-name="Table_20_Contents">
      <style:paragraph-properties fo:text-align="start" style:justify-single-word="false"/>
      <style:text-properties officeooo:rsid="0012a378" officeooo:paragraph-rsid="0012a378"/>
    </style:style>
    <style:style style:name="P9" style:family="paragraph" style:parent-style-name="Table_20_Contents">
      <style:paragraph-properties fo:text-align="start" style:justify-single-word="false"/>
      <style:text-properties officeooo:rsid="00166c9e" officeooo:paragraph-rsid="00166c9e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1079fa" officeooo:paragraph-rsid="001079fa" style:font-weight-asian="normal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1079fa" officeooo:paragraph-rsid="001079fa" style:font-weight-asian="normal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1079fa" officeooo:paragraph-rsid="001079fa" style:font-weight-asian="normal" style:font-weight-complex="normal"/>
    </style:style>
    <style:style style:name="P13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1079fa" officeooo:paragraph-rsid="001079f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1079fa" officeooo:paragraph-rsid="0012a378" style:font-weight-asian="normal" style:font-weight-complex="normal"/>
    </style:style>
    <style:style style:name="P15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1079fa" officeooo:paragraph-rsid="0012a378" style:font-weight-asian="normal" style:font-weight-complex="normal"/>
    </style:style>
    <style:style style:name="P16" style:family="paragraph" style:parent-style-name="Standard" style:list-style-name="L9">
      <style:paragraph-properties fo:text-align="start" style:justify-single-word="false"/>
      <style:text-properties style:text-underline-style="none" fo:font-weight="normal" officeooo:rsid="001079fa" officeooo:paragraph-rsid="0012a378" style:font-weight-asian="normal" style:font-weight-complex="normal"/>
    </style:style>
    <style:style style:name="P17" style:family="paragraph" style:parent-style-name="Standard" style:list-style-name="L10">
      <style:paragraph-properties fo:text-align="start" style:justify-single-word="false"/>
      <style:text-properties style:text-underline-style="none" fo:font-weight="normal" officeooo:rsid="001079fa" officeooo:paragraph-rsid="0012a378" style:font-weight-asian="normal" style:font-weight-complex="normal"/>
    </style:style>
    <style:style style:name="P18" style:family="paragraph" style:parent-style-name="Standard" style:list-style-name="L13">
      <style:paragraph-properties fo:text-align="start" style:justify-single-word="false"/>
      <style:text-properties style:text-underline-style="none" fo:font-weight="normal" officeooo:rsid="001079fa" officeooo:paragraph-rsid="0012a378" style:font-weight-asian="normal" style:font-weight-complex="normal"/>
    </style:style>
    <style:style style:name="P19" style:family="paragraph" style:parent-style-name="Standard" style:list-style-name="L14">
      <style:paragraph-properties fo:text-align="start" style:justify-single-word="false"/>
      <style:text-properties style:text-underline-style="none" fo:font-weight="normal" officeooo:rsid="001079fa" officeooo:paragraph-rsid="0012a378" style:font-weight-asian="normal" style:font-weight-complex="normal"/>
    </style:style>
    <style:style style:name="P20" style:family="paragraph" style:parent-style-name="Standard" style:list-style-name="L15">
      <style:paragraph-properties fo:text-align="start" style:justify-single-word="false"/>
      <style:text-properties style:text-underline-style="none" fo:font-weight="normal" officeooo:rsid="001079fa" officeooo:paragraph-rsid="0012a378" style:font-weight-asian="normal" style:font-weight-complex="normal"/>
    </style:style>
    <style:style style:name="P21" style:family="paragraph" style:parent-style-name="Standard" style:list-style-name="L19">
      <style:paragraph-properties fo:text-align="start" style:justify-single-word="false"/>
      <style:text-properties style:text-underline-style="none" fo:font-weight="normal" officeooo:rsid="001079fa" officeooo:paragraph-rsid="0012a378" style:font-weight-asian="normal" style:font-weight-complex="normal"/>
    </style:style>
    <style:style style:name="P22" style:family="paragraph" style:parent-style-name="Standard" style:list-style-name="L20">
      <style:paragraph-properties fo:text-align="start" style:justify-single-word="false"/>
      <style:text-properties style:text-underline-style="none" fo:font-weight="normal" officeooo:rsid="001079fa" officeooo:paragraph-rsid="0012a378" style:font-weight-asian="normal" style:font-weight-complex="normal"/>
    </style:style>
    <style:style style:name="P23" style:family="paragraph" style:parent-style-name="Standard" style:list-style-name="L25">
      <style:paragraph-properties fo:text-align="start" style:justify-single-word="false"/>
      <style:text-properties style:text-underline-style="none" fo:font-weight="normal" officeooo:rsid="001079fa" officeooo:paragraph-rsid="0012a378" style:font-weight-asian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2a378" officeooo:paragraph-rsid="0012a378" style:font-weight-asian="normal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2543f" officeooo:paragraph-rsid="0012543f" style:font-weight-asian="normal" style:font-weight-complex="normal"/>
    </style:style>
    <style:style style:name="P26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12543f" officeooo:paragraph-rsid="0012a378" style:font-weight-asian="normal" style:font-weight-complex="normal"/>
    </style:style>
    <style:style style:name="P27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12543f" officeooo:paragraph-rsid="0012a378" style:font-weight-asian="normal" style:font-weight-complex="normal"/>
    </style:style>
    <style:style style:name="P28" style:family="paragraph" style:parent-style-name="Standard" style:list-style-name="L12">
      <style:paragraph-properties fo:text-align="start" style:justify-single-word="false"/>
      <style:text-properties style:text-underline-style="none" fo:font-weight="normal" officeooo:rsid="0012543f" officeooo:paragraph-rsid="0012a378" style:font-weight-asian="normal" style:font-weight-complex="normal"/>
    </style:style>
    <style:style style:name="P29" style:family="paragraph" style:parent-style-name="Standard" style:list-style-name="L16">
      <style:paragraph-properties fo:text-align="start" style:justify-single-word="false"/>
      <style:text-properties style:text-underline-style="none" fo:font-weight="normal" officeooo:rsid="0012543f" officeooo:paragraph-rsid="0012a378" style:font-weight-asian="normal" style:font-weight-complex="normal"/>
    </style:style>
    <style:style style:name="P30" style:family="paragraph" style:parent-style-name="Standard" style:list-style-name="L17">
      <style:paragraph-properties fo:text-align="start" style:justify-single-word="false"/>
      <style:text-properties style:text-underline-style="none" fo:font-weight="normal" officeooo:rsid="0012543f" officeooo:paragraph-rsid="0012a378" style:font-weight-asian="normal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5bd10" officeooo:paragraph-rsid="0015bd10" style:font-weight-asian="normal" style:font-weight-complex="normal"/>
    </style:style>
    <style:style style:name="P32" style:family="paragraph" style:parent-style-name="Standard" style:list-style-name="L18">
      <style:paragraph-properties fo:text-align="start" style:justify-single-word="false"/>
      <style:text-properties style:text-underline-style="none" fo:font-weight="normal" officeooo:rsid="0015bd10" officeooo:paragraph-rsid="0015bd10" style:font-weight-asian="normal" style:font-weight-complex="normal"/>
    </style:style>
    <style:style style:name="P33" style:family="paragraph" style:parent-style-name="Standard" style:list-style-name="L21">
      <style:paragraph-properties fo:text-align="start" style:justify-single-word="false"/>
      <style:text-properties style:text-underline-style="none" fo:font-weight="normal" officeooo:rsid="0015bd10" officeooo:paragraph-rsid="0015bd10" style:font-weight-asian="normal" style:font-weight-complex="normal"/>
    </style:style>
    <style:style style:name="P34" style:family="paragraph" style:parent-style-name="Standard" style:list-style-name="L23">
      <style:paragraph-properties fo:text-align="start" style:justify-single-word="false"/>
      <style:text-properties style:text-underline-style="none" fo:font-weight="normal" officeooo:rsid="001468a3" officeooo:paragraph-rsid="001468a3" style:font-weight-asian="normal" style:font-weight-complex="normal"/>
    </style:style>
    <style:style style:name="P35" style:family="paragraph" style:parent-style-name="Standard" style:list-style-name="L24">
      <style:paragraph-properties fo:text-align="start" style:justify-single-word="false"/>
      <style:text-properties style:text-underline-style="none" fo:font-weight="normal" officeooo:rsid="001468a3" officeooo:paragraph-rsid="001468a3" style:font-weight-asian="normal" style:font-weight-complex="normal"/>
    </style:style>
    <style:style style:name="P36" style:family="paragraph" style:parent-style-name="Standard" style:list-style-name="L26">
      <style:paragraph-properties fo:text-align="start" style:justify-single-word="false"/>
      <style:text-properties style:text-underline-style="none" fo:font-weight="normal" officeooo:rsid="001468a3" officeooo:paragraph-rsid="001468a3" style:font-weight-asian="normal" style:font-weight-complex="normal"/>
    </style:style>
    <style:style style:name="P37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bold" officeooo:rsid="0012543f" officeooo:paragraph-rsid="0012543f" style:font-weight-asian="bold" style:font-weight-complex="bold"/>
    </style:style>
    <style:style style:name="P38" style:family="paragraph" style:parent-style-name="Standard" style:list-style-name="L22">
      <style:paragraph-properties fo:text-align="start" style:justify-single-word="false"/>
      <style:text-properties style:text-underline-style="solid" style:text-underline-width="auto" style:text-underline-color="font-color" fo:font-weight="bold" officeooo:rsid="0012543f" officeooo:paragraph-rsid="0012a378" style:font-weight-asian="bold" style:font-weight-complex="bold"/>
    </style:style>
    <style:style style:name="P39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style:text-underline-style="none" fo:font-weight="normal" officeooo:rsid="0012a378" officeooo:paragraph-rsid="001079fa" style:font-weight-asian="normal" style:font-weight-complex="normal"/>
    </style:style>
    <style:style style:name="P40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style:text-underline-style="none" fo:font-weight="normal" officeooo:rsid="0012a378" officeooo:paragraph-rsid="0012a378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468a3" style:font-weight-asian="normal" style:font-weight-complex="normal"/>
    </style:style>
    <style:style style:name="T3" style:family="text">
      <style:text-properties style:text-underline-style="none" fo:font-weight="normal" officeooo:rsid="001730d1" style:font-weight-asian="normal" style:font-weight-complex="normal"/>
    </style:style>
    <style:style style:name="T4" style:family="text">
      <style:text-properties officeooo:rsid="0012543f"/>
    </style:style>
    <style:style style:name="T5" style:family="text">
      <style:text-properties officeooo:rsid="0012a37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SFC </text:span>PHILIPS_Exercise 2 Report</text:p>
      <text:p text:style-name="P1"/>
      <text:p text:style-name="P1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System1</text:p>
          </table:table-cell>
          <table:table-cell table:style-name="Table1.A1" office:value-type="string">
            <text:p text:style-name="P7">System 2</text:p>
          </table:table-cell>
          <table:table-cell table:style-name="Table1.A1" office:value-type="string">
            <text:p text:style-name="P7">System 3</text:p>
          </table:table-cell>
          <table:table-cell table:style-name="Table1.A1" office:value-type="string">
            <text:p text:style-name="P7">System 4</text:p>
          </table:table-cell>
          <table:table-cell table:style-name="Table1.F1" office:value-type="string">
            <text:p text:style-name="P7">System 5</text:p>
          </table:table-cell>
        </table:table-row>
        <table:table-row>
          <table:table-cell table:style-name="Table1.A2" office:value-type="string">
            <text:p text:style-name="P7">Type</text:p>
          </table:table-cell>
          <table:table-cell table:style-name="Table1.A2" office:value-type="string">
            <text:p text:style-name="P8">Clien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9">Server</text:p>
          </table:table-cell>
          <table:table-cell table:style-name="Table1.F2" office:value-type="string">
            <text:p text:style-name="P8">Server</text:p>
          </table:table-cell>
        </table:table-row>
        <table:table-row>
          <table:table-cell table:style-name="Table1.A2" office:value-type="string">
            <text:p text:style-name="P7">O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8">Windows</text:p>
          </table:table-cell>
        </table:table-row>
        <table:table-row>
          <table:table-cell table:style-name="Table1.A2" office:value-type="string">
            <text:p text:style-name="P7">Purpos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Virtual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Security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Operational Implications</text:p>
          </table:table-cell>
          <table:table-cell table:style-name="Table1.A2" office:value-type="string">
            <text:p text:style-name="P8">Possible vulnerabilities for remote code execution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F2" office:value-type="string">
            <text:p text:style-name="P6"/>
          </table:table-cell>
        </table:table-row>
      </table:table>
      <text:p text:style-name="P2"/>
      <text:p text:style-name="P2"/>
      <text:p text:style-name="P4">Hints</text:p>
      <text:p text:style-name="P5">Start looking at the later boxes first. Look at the </text:p>
      <text:p text:style-name="P2"/>
      <text:p text:style-name="P2"/>
      <text:p text:style-name="P2"/>
      <text:p text:style-name="P2">System 1</text:p>
      <text:p text:style-name="P10"/>
      <text:p text:style-name="P10">What type of system is this?</text:p>
      <text:list xml:id="list5302608090014236677" text:style-name="L1">
        <text:list-item>
          <text:p text:style-name="P24">Client</text:p>
        </text:list-item>
      </text:list>
      <text:p text:style-name="P10"/>
      <text:p text:style-name="P10">Operating System, Service Pack, Revision Information</text:p>
      <text:list xml:id="list3092445557134506263" text:style-name="L2">
        <text:list-item>
          <text:p text:style-name="P25">Windows</text:p>
        </text:list-item>
      </text:list>
      <text:p text:style-name="P10"/>
      <text:p text:style-name="P10">System’s Primary Purpose</text:p>
      <text:list xml:id="list7966643232020412588" text:style-name="L3">
        <text:list-item>
          <text:p text:style-name="P11">TEST</text:p>
        </text:list-item>
      </text:list>
      <text:p text:style-name="P10"/>
      <text:p text:style-name="P10">Virtualization Implications</text:p>
      <text:list xml:id="list278730670299722524" text:style-name="L4">
        <text:list-item>
          <text:p text:style-name="P12">TEST</text:p>
        </text:list-item>
      </text:list>
      <text:p text:style-name="P10"/>
      <text:p text:style-name="P10">Security Implications</text:p>
      <text:list xml:id="list2479665356084140841" text:style-name="L5">
        <text:list-item>
          <text:p text:style-name="P13">TEST</text:p>
        </text:list-item>
      </text:list>
      <text:p text:style-name="P10"/>
      <text:p text:style-name="P10">Operational Implications</text:p>
      <text:list xml:id="list4051377389148784330" text:style-name="L6">
        <text:list-item>
          <text:p text:style-name="P37"><text:span text:style-name="T1">Spotify.exe has several running instances, and has been identified by CVE-2018-1167 that it could create a remote arbitrary execution capability for attackers. </text:span><text:span text:style-name="T3">This presents potential issues for the Cyber Defender, as well as potential opportunities for the OCO side.</text:span></text:p>
        </text:list-item>
      </text:list>
      <text:p text:style-name="P39"/>
      <text:p text:style-name="P3">System <text:span text:style-name="T5">2</text:span></text:p>
      <text:p text:style-name="P14"/>
      <text:p text:style-name="P14">What type of system is this?</text:p>
      <text:list xml:id="list160712338120103" text:continue-list="list5302608090014236677" text:style-name="L1">
        <text:list-item>
          <text:p text:style-name="P24"><text:soft-page-break/>Client</text:p>
        </text:list-item>
      </text:list>
      <text:p text:style-name="P14"/>
      <text:p text:style-name="P14">Operating System, Service Pack, Revision Information</text:p>
      <text:list xml:id="list8978393075061181123" text:style-name="L7">
        <text:list-item>
          <text:p text:style-name="P26">Windows</text:p>
        </text:list-item>
      </text:list>
      <text:p text:style-name="P14"/>
      <text:p text:style-name="P14">System’s Primary Purpose</text:p>
      <text:list xml:id="list1522421446364673273" text:style-name="L8">
        <text:list-item>
          <text:p text:style-name="P15">TEST</text:p>
        </text:list-item>
      </text:list>
      <text:p text:style-name="P14"/>
      <text:p text:style-name="P14">Virtualization Implications</text:p>
      <text:list xml:id="list9022534999912861055" text:style-name="L9">
        <text:list-item>
          <text:p text:style-name="P16">TEST</text:p>
        </text:list-item>
      </text:list>
      <text:p text:style-name="P14"/>
      <text:p text:style-name="P14">Security Implications</text:p>
      <text:list xml:id="list6140989058162174877" text:style-name="L10">
        <text:list-item>
          <text:p text:style-name="P17">TEST</text:p>
        </text:list-item>
      </text:list>
      <text:p text:style-name="P14"/>
      <text:p text:style-name="P14">Operational Implications</text:p>
      <text:list xml:id="list794043336681009626" text:style-name="L11">
        <text:list-item>
          <text:p text:style-name="P27"/>
        </text:list-item>
      </text:list>
      <text:p text:style-name="P40"/>
      <text:p text:style-name="P3"/>
      <text:p text:style-name="P3">System <text:span text:style-name="T5">3</text:span></text:p>
      <text:p text:style-name="P14"/>
      <text:p text:style-name="P14">What type of system is this?</text:p>
      <text:list xml:id="list160712480255546" text:continue-list="list160712338120103" text:style-name="L1">
        <text:list-item>
          <text:p text:style-name="P24">Client</text:p>
        </text:list-item>
      </text:list>
      <text:p text:style-name="P14"/>
      <text:p text:style-name="P14">Operating System, Service Pack, Revision Information</text:p>
      <text:list xml:id="list9118254674846880601" text:style-name="L12">
        <text:list-item>
          <text:p text:style-name="P28">Windows</text:p>
        </text:list-item>
      </text:list>
      <text:p text:style-name="P14"/>
      <text:p text:style-name="P14">System’s Primary Purpose</text:p>
      <text:list xml:id="list3610645022635232417" text:style-name="L13">
        <text:list-item>
          <text:p text:style-name="P18">TEST</text:p>
        </text:list-item>
      </text:list>
      <text:p text:style-name="P14"/>
      <text:p text:style-name="P14">Virtualization Implications</text:p>
      <text:list xml:id="list2139036166527731317" text:style-name="L14">
        <text:list-item>
          <text:p text:style-name="P19">TEST</text:p>
        </text:list-item>
      </text:list>
      <text:p text:style-name="P14"/>
      <text:p text:style-name="P14">Security Implications</text:p>
      <text:list xml:id="list250621987220474285" text:style-name="L15">
        <text:list-item>
          <text:p text:style-name="P20">TEST</text:p>
        </text:list-item>
      </text:list>
      <text:p text:style-name="P14"/>
      <text:p text:style-name="P14">Operational Implications</text:p>
      <text:list xml:id="list5528221436873174315" text:style-name="L16">
        <text:list-item>
          <text:p text:style-name="P29"/>
        </text:list-item>
      </text:list>
      <text:p text:style-name="P40"/>
      <text:p text:style-name="P3"/>
      <text:p text:style-name="P3">System <text:span text:style-name="T5">4</text:span></text:p>
      <text:p text:style-name="P14"/>
      <text:p text:style-name="P14">What type of system is this?</text:p>
      <text:list xml:id="list160713777008705" text:continue-list="list160712480255546" text:style-name="L1">
        <text:list-item>
          <text:p text:style-name="P31">Server</text:p>
        </text:list-item>
      </text:list>
      <text:p text:style-name="P14"/>
      <text:p text:style-name="P14">Operating System, Service Pack, Revision Information</text:p>
      <text:list xml:id="list1469281228502438715" text:style-name="L17">
        <text:list-item>
          <text:p text:style-name="P30">Windows</text:p>
        </text:list-item>
      </text:list>
      <text:p text:style-name="P14"/>
      <text:p text:style-name="P14"><text:soft-page-break/>System’s Primary Purpose</text:p>
      <text:list xml:id="list5743492650924785039" text:style-name="L18">
        <text:list-item>
          <text:p text:style-name="P32">The existence of several SQL Server tools, including SSMS, SQLServr, SQLWriter, </text:p>
        </text:list-item>
      </text:list>
      <text:p text:style-name="P14"/>
      <text:p text:style-name="P14">Virtualization Implications</text:p>
      <text:list xml:id="list6140747569521840391" text:style-name="L19">
        <text:list-item>
          <text:p text:style-name="P21">TEST</text:p>
        </text:list-item>
      </text:list>
      <text:p text:style-name="P14"/>
      <text:p text:style-name="P14">Security Implications</text:p>
      <text:list xml:id="list7905290342879967784" text:style-name="L20">
        <text:list-item>
          <text:p text:style-name="P22">TEST</text:p>
        </text:list-item>
      </text:list>
      <text:p text:style-name="P14"/>
      <text:p text:style-name="P14">Operational Implications</text:p>
      <text:list xml:id="list4087571171664693301" text:style-name="L21">
        <text:list-item>
          <text:p text:style-name="P33">Oobe?</text:p>
        </text:list-item>
      </text:list>
      <text:p text:style-name="P40"/>
      <text:p text:style-name="P3"/>
      <text:p text:style-name="P3">System <text:span text:style-name="T5">5</text:span></text:p>
      <text:p text:style-name="P14"/>
      <text:p text:style-name="P14">What type of system is this?</text:p>
      <text:list xml:id="list160713473338680" text:continue-list="list160713777008705" text:style-name="L1">
        <text:list-item>
          <text:p text:style-name="P24">Server</text:p>
        </text:list-item>
      </text:list>
      <text:p text:style-name="P14"/>
      <text:p text:style-name="P14">Operating System, Service Pack, Revision Information</text:p>
      <text:list xml:id="list2651805435805908879" text:style-name="L22">
        <text:list-item>
          <text:p text:style-name="P38"><text:span text:style-name="T1">Windows </text:span><text:span text:style-name="T2">Server</text:span></text:p>
        </text:list-item>
      </text:list>
      <text:p text:style-name="P14"/>
      <text:p text:style-name="P14">System’s Primary Purpose</text:p>
      <text:list xml:id="list4446977840594389031" text:style-name="L23">
        <text:list-item>
          <text:p text:style-name="P34">Web Server. This is based upon the existence of several SQL and Web Application processes, such as W3WP, SQLAgent, LTSVC</text:p>
        </text:list-item>
      </text:list>
      <text:p text:style-name="P14"/>
      <text:p text:style-name="P14">Virtualization Implications</text:p>
      <text:list xml:id="list7216034543615718829" text:style-name="L24">
        <text:list-item>
          <text:p text:style-name="P35">There are a number of indicators that this system is associated with an Amazon EC2 or similar virtual/cloud based solution. LiteAgent, XenGuestAgent, </text:p>
        </text:list-item>
      </text:list>
      <text:p text:style-name="P14"/>
      <text:p text:style-name="P14">Security Implications</text:p>
      <text:list xml:id="list154896260268662214" text:style-name="L25">
        <text:list-item>
          <text:p text:style-name="P23">TEST</text:p>
        </text:list-item>
      </text:list>
      <text:p text:style-name="P14"/>
      <text:p text:style-name="P14">Operational Implications</text:p>
      <text:list xml:id="list2704523716887847" text:style-name="L26">
        <text:list-item>
          <text:p text:style-name="P36">LiteAgent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4:52:30.556828644</meta:creation-date>
    <dc:date>2018-10-19T16:07:12.146836323</dc:date>
    <meta:editing-duration>PT11M48S</meta:editing-duration>
    <meta:editing-cycles>4</meta:editing-cycles>
    <meta:generator>LibreOffice/5.2.7.2$Linux_X86_64 LibreOffice_project/20m0$Build-2</meta:generator>
    <meta:document-statistic meta:table-count="1" meta:image-count="0" meta:object-count="0" meta:page-count="3" meta:paragraph-count="84" meta:word-count="303" meta:character-count="1954" meta:non-whitespace-character-count="1760"/>
  </office:meta>
</office:document-meta>
</file>